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094cb1"/>
    </style:style>
    <style:style style:name="P2" style:family="paragraph" style:parent-style-name="Standard">
      <style:text-properties officeooo:rsid="00097e15" officeooo:paragraph-rsid="00097e15"/>
    </style:style>
    <style:style style:name="P3" style:family="paragraph" style:parent-style-name="Standard">
      <style:text-properties officeooo:rsid="00097e15" officeooo:paragraph-rsid="000e1fe8"/>
    </style:style>
    <style:style style:name="P4" style:family="paragraph" style:parent-style-name="Standard">
      <style:text-properties officeooo:paragraph-rsid="000e1fe8"/>
    </style:style>
    <style:style style:name="P5" style:family="paragraph" style:parent-style-name="Standard">
      <style:text-properties style:font-name="Liberation Serif" officeooo:rsid="00094cb1" officeooo:paragraph-rsid="00094cb1"/>
    </style:style>
    <style:style style:name="P6" style:family="paragraph" style:parent-style-name="Standard">
      <style:text-properties officeooo:rsid="00107d65" officeooo:paragraph-rsid="00107d65"/>
    </style:style>
    <style:style style:name="P7" style:family="paragraph" style:parent-style-name="Standard">
      <style:text-properties officeooo:rsid="00097e15" officeooo:paragraph-rsid="00097e15"/>
    </style:style>
    <style:style style:name="P8" style:family="paragraph" style:parent-style-name="Standard">
      <style:text-properties officeooo:rsid="00132a44" officeooo:paragraph-rsid="00132a44"/>
    </style:style>
    <style:style style:name="T1" style:family="text">
      <style:text-properties officeooo:rsid="00094cb1"/>
    </style:style>
    <style:style style:name="T2" style:family="text">
      <style:text-properties style:font-name="Liberation Serif"/>
    </style:style>
    <style:style style:name="T3" style:family="text">
      <style:text-properties style:font-name="Liberation Serif" officeooo:rsid="00094cb1"/>
    </style:style>
    <style:style style:name="T4" style:family="text">
      <style:text-properties officeooo:rsid="00097e15"/>
    </style:style>
    <style:style style:name="T5" style:family="text">
      <style:text-properties officeooo:rsid="000e4aa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span text:style-name="T3">L</text:span><text:span text:style-name="T2">inks</text:span></text:h>
      <text:p text:style-name="P5"/>
      <text:p text:style-name="P1"><text:span text:style-name="T3">Link: </text:span><text:a xlink:type="simple" xlink:href="https://fast-peak-66768.herokuapp.com/" text:style-name="Internet_20_link" text:visited-style-name="Visited_20_Internet_20_Link">https://fast-peak-66768.herokuapp.com/</text:a></text:p>
      <text:p text:style-name="P1"><text:span text:style-name="T1">Github Repository: </text:span><text:a xlink:type="simple" xlink:href="https://github.com/wald3r/secureBox" text:style-name="Internet_20_link" text:visited-style-name="Visited_20_Internet_20_Link">https://github.com/wald3r/secureBox</text:a></text:p>
      <text:p text:style-name="P1"/>
      <text:h text:style-name="Heading_20_3" text:outline-level="3">Users</text:h>
      <text:p text:style-name="P6">Admin</text:p>
      <text:p text:style-name="P2">username: admin</text:p>
      <text:p text:style-name="P2">password: admin</text:p>
      <text:p text:style-name="P2"/>
      <text:p text:style-name="P6">User</text:p>
      <text:p text:style-name="P2">username: test</text:p>
      <text:p text:style-name="P2">password: test</text:p>
      <text:p text:style-name="P2"/>
      <text:h text:style-name="Heading_20_3" text:outline-level="3">Timetable</text:h>
      <text:p text:style-name="P8"><text:a xlink:type="simple" xlink:href="https://github.com/wald3r/secureBox/blob/master/timetable.pdf" text:style-name="Internet_20_link" text:visited-style-name="Visited_20_Internet_20_Link">https://github.com/wald3r/secureBox/blob/master/timetable.pdf</text:a></text:p>
      <text:h text:style-name="Heading_20_3" text:outline-level="3"/>
      <text:h text:style-name="Heading_20_3" text:outline-level="3">Information</text:h>
      <text:p text:style-name="P2"/>
      <text:p text:style-name="P4"><text:span text:style-name="T4">As an email server I use </text:span><text:a xlink:type="simple" xlink:href="https://mailtrap.io/" text:style-name="Internet_20_link" text:visited-style-name="Visited_20_Internet_20_Link">https://mailtrap.io/</text:a>, <text:span text:style-name="T4">which is a fake smpt server. So emails don’t really get send out but all functionalities get tested with it. This means registration and sending out public links is possible but except for me, no one will receive an email. </text:span></text:p>
      <text:p text:style-name="P4"/>
      <text:p text:style-name="P4"/>
      <text:p text:style-name="P3"><text:s/><text:span text:style-name="T5">I think the application itself is pretty much self explaining and straightforwar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7T16:55:23.398227378</meta:creation-date>
    <dc:date>2020-02-07T18:02:47.858442763</dc:date>
    <meta:editing-duration>PT5M24S</meta:editing-duration>
    <meta:editing-cycles>6</meta:editing-cycles>
    <meta:generator>LibreOffice/6.0.7.3$Linux_X86_64 LibreOffice_project/00m0$Build-3</meta:generator>
    <meta:document-statistic meta:table-count="0" meta:image-count="0" meta:object-count="0" meta:page-count="1" meta:paragraph-count="15" meta:word-count="79" meta:character-count="610" meta:non-whitespace-character-count="543"/>
  </office:meta>
</office:document-meta>
</file>